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5.5cm" style:writing-mode="lr-tb"/>
      <style:paragraph-properties style:writing-mode="lr-tb"/>
    </style:style>
    <style:style style:name="gr2" style:family="graphic" style:parent-style-name="objectwithoutfill">
      <style:graphic-properties draw:marker-end="Arrowheads_20_12" draw:marker-end-width="0.3cm" draw:fill="none" draw:textarea-vertical-align="middle"/>
    </style:style>
    <style:style style:name="gr3" style:family="graphic" style:parent-style-name="objectwithoutfill">
      <style:graphic-properties draw:marker-end="Arrowheads_20_15" draw:marker-end-width="0.3cm" draw:fill="none" draw:textarea-vertical-align="middle"/>
    </style:style>
    <style:style style:name="gr4" style:family="graphic" style:parent-style-name="objectwithoutfill">
      <style:graphic-properties draw:marker-end="Arrowheads_20_16" draw:marker-end-width="0.3cm" draw:fill="none" draw:textarea-vertical-align="middle"/>
    </style:style>
    <style:style style:name="gr5" style:family="graphic" style:parent-style-name="objectwithoutfill">
      <style:graphic-properties draw:marker-end="Arrowheads_20_17" draw:marker-end-width="0.3cm" draw:fill="none" draw:textarea-vertical-align="middle"/>
    </style:style>
    <style:style style:name="gr6" style:family="graphic" style:parent-style-name="objectwithoutfill">
      <style:graphic-properties draw:marker-end="Arrowheads_20_18" draw:marker-end-width="0.3cm" draw:fill="none" draw:textarea-vertical-align="middle"/>
    </style:style>
    <style:style style:name="gr7" style:family="graphic" style:parent-style-name="objectwithoutfill">
      <style:graphic-properties draw:marker-end="Arrowheads_20_19" draw:marker-end-width="0.3cm" draw:fill="none" draw:textarea-vertical-align="middle"/>
    </style:style>
    <style:style style:name="gr8" style:family="graphic" style:parent-style-name="objectwithoutfill">
      <style:graphic-properties draw:marker-end="Arrowheads_20_20" draw:marker-end-width="0.3cm" draw:fill="none" draw:textarea-vertical-align="middle"/>
    </style:style>
    <style:style style:name="gr9" style:family="graphic" style:parent-style-name="objectwithoutfill">
      <style:graphic-properties draw:marker-end="Arrowheads_20_21" draw:marker-end-width="0.3cm" draw:fill="none" draw:textarea-vertical-align="middle"/>
    </style:style>
    <style:style style:name="gr10" style:family="graphic" style:parent-style-name="objectwithoutfill">
      <style:graphic-properties draw:marker-end="Arrowheads_20_22" draw:marker-end-width="0.3cm" draw:fill="none" draw:textarea-vertical-align="middle"/>
    </style:style>
    <style:style style:name="gr11" style:family="graphic" style:parent-style-name="objectwithoutfill">
      <style:graphic-properties draw:marker-end="Arrowheads_20_23" draw:marker-end-width="0.3cm" draw:fill="none" draw:textarea-vertical-align="middle"/>
    </style:style>
    <style:style style:name="gr12" style:family="graphic" style:parent-style-name="objectwithoutfill">
      <style:graphic-properties draw:marker-end="Arrowheads_20_24" draw:marker-end-width="0.3cm" draw:fill="none" draw:textarea-vertical-align="middle"/>
    </style:style>
    <style:style style:name="gr13" style:family="graphic" style:parent-style-name="objectwithoutfill">
      <style:graphic-properties draw:marker-end="Arrowheads_20_25" draw:marker-end-width="0.3cm" draw:fill="none" draw:textarea-vertical-align="middle"/>
    </style:style>
    <style:style style:name="gr14" style:family="graphic" style:parent-style-name="objectwithoutfill">
      <style:graphic-properties draw:marker-end="Arrowheads_20_26" draw:marker-end-width="0.3cm" draw:fill="none" draw:textarea-vertical-align="middle"/>
    </style:style>
    <style:style style:name="gr15" style:family="graphic" style:parent-style-name="objectwithoutfill">
      <style:graphic-properties draw:marker-end="Arrowheads_20_27" draw:marker-end-width="0.3cm" draw:fill="none" draw:textarea-vertical-align="middle"/>
    </style:style>
    <style:style style:name="gr16" style:family="graphic" style:parent-style-name="objectwithoutfill">
      <style:graphic-properties draw:marker-end="Arrowheads_20_28" draw:marker-end-width="0.3cm" draw:fill="none" draw:textarea-vertical-align="middle"/>
    </style:style>
    <style:style style:name="gr17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41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48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49" draw:marker-end-width="0.3cm" draw:fill="none" draw:textarea-vertical-align="middle"/>
    </style:style>
    <style:style style:name="gr23" style:family="graphic" style:parent-style-name="objectwithoutfill">
      <style:graphic-properties draw:marker-end="Arrowheads_20_50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51" draw:marker-end-width="0.3cm" draw:fill="none" draw:textarea-vertical-align="middle"/>
    </style:style>
    <style:style style:name="gr25" style:family="graphic" style:parent-style-name="objectwithoutfill">
      <style:graphic-properties draw:marker-end="Arrowheads_20_52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518cm" fo:min-width="3.74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988cm" fo:min-width="3.744cm"/>
      <style:paragraph-properties style:writing-mode="lr-tb"/>
    </style:style>
    <style:style style:name="gr28" style:family="graphic" style:parent-style-name="objectwithoutfill">
      <style:graphic-properties draw:marker-end="Arrowheads_20_53" draw:marker-end-width="0.3cm" draw:fill="none" draw:textarea-vertical-align="middle"/>
    </style:style>
    <style:style style:name="gr29" style:family="graphic" style:parent-style-name="objectwithoutfill">
      <style:graphic-properties draw:marker-end="Arrowheads_20_54" draw:marker-end-width="0.3cm" draw:fill="none" draw:textarea-vertical-align="middle"/>
    </style:style>
    <style:style style:name="gr30" style:family="graphic" style:parent-style-name="objectwithoutfill">
      <style:graphic-properties draw:marker-end="Arrowheads_20_55" draw:marker-end-width="0.3cm" draw:fill="none" draw:textarea-vertical-align="middle"/>
    </style:style>
    <style:style style:name="gr31" style:family="graphic" style:parent-style-name="objectwithoutfill">
      <style:graphic-properties draw:marker-end="Arrowheads_20_56" draw:marker-end-width="0.3cm" draw:fill="none" draw:textarea-vertical-align="middle"/>
    </style:style>
    <style:style style:name="gr32" style:family="graphic" style:parent-style-name="objectwithoutfill">
      <style:graphic-properties draw:marker-end="Arrowheads_20_58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Arrowheads_20_59" draw:marker-end-width="0.3cm" draw:fill="none" draw:textarea-vertical-align="middle"/>
    </style:style>
    <style:style style:name="gr34" style:family="graphic" style:parent-style-name="objectwithoutfill">
      <style:graphic-properties draw:marker-end="Arrowheads_20_6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ssembly Definitions" draw:style-name="dp1" draw:master-page-name="Default">
        <draw:custom-shape draw:style-name="gr1" draw:text-style-name="P2" xml:id="id6" draw:id="id6" draw:layer="layout" svg:width="6cm" svg:height="1.5cm" svg:x="18.25cm" svg:y="7.5cm">
          <text:p text:style-name="P1">MathExtens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6cm" svg:height="1.5cm" svg:x="32.75cm" svg:y="11.25cm">
          <text:p text:style-name="P1">MathVis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6cm" svg:height="1.5cm" svg:x="32.75cm" svg:y="7.5cm">
          <text:p text:style-name="P1">ShaderControl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cm" svg:height="1.5cm" svg:x="18.25cm" svg:y="14.75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1.5cm" svg:x="4.75cm" svg:y="18.75cm">
          <text:p text:style-name="P1">RotParams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cm" svg:height="1.5cm" svg:x="4.75cm" svg:y="7.5cm">
          <text:p text:style-name="P1">Editor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1.5cm" svg:x="10.75cm" svg:y="10.5cm">
          <text:p text:style-name="P1">Math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cm" svg:height="1.5cm" svg:x="18.5cm" svg:y="27.15cm">
          <text:p text:style-name="P1">EditorUtil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18.5cm" svg:y="24.15cm">
          <text:p text:style-name="P1">Any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1.5cm" svg:y1="27.15cm" svg:x2="21.5cm" svg:y2="25.65cm" draw:start-shape="id1" draw:start-glue-point="0" draw:end-shape="id2" draw:end-glue-point="2" svg:d="M21500 27150v-1500" svg:viewBox="0 0 1 1501">
          <text:p/>
        </draw:connector>
        <draw:custom-shape draw:style-name="gr1" draw:text-style-name="P2" xml:id="id8" draw:id="id8" draw:layer="layout" svg:width="6cm" svg:height="1.5cm" svg:x="18.25cm" svg:y="19.75cm">
          <text:p text:style-name="P1">RotUI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6cm" svg:height="1.5cm" svg:x="32.75cm" svg:y="18.5cm">
          <text:p text:style-name="P1">RotVi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7.75cm" svg:y1="18.75cm" svg:x2="7.75cm" svg:y2="9cm" draw:start-shape="id3" draw:start-glue-point="0" draw:end-shape="id4" draw:end-glue-point="2" svg:d="M7750 18750v-9750" svg:viewBox="0 0 1 9751">
          <text:p/>
        </draw:connector>
        <draw:connector draw:style-name="gr4" draw:text-style-name="P3" draw:layer="layout" draw:type="curve" svg:x1="10.75cm" svg:y1="11.25cm" svg:x2="7.75cm" svg:y2="9cm" draw:start-shape="id5" draw:start-glue-point="3" draw:end-shape="id4" draw:end-glue-point="2" svg:d="M10750 11250c-2000 0-3000-750-3000-2250" svg:viewBox="0 0 3001 2251">
          <text:p/>
        </draw:connector>
        <draw:connector draw:style-name="gr5" draw:text-style-name="P3" draw:layer="layout" draw:type="curve" svg:x1="16.75cm" svg:y1="11.25cm" svg:x2="21.25cm" svg:y2="9cm" draw:start-shape="id5" draw:start-glue-point="1" draw:end-shape="id6" draw:end-glue-point="2" svg:d="M16750 11250c3000 0 4500-750 4500-2250" svg:viewBox="0 0 4501 2251">
          <text:p/>
        </draw:connector>
        <draw:connector draw:style-name="gr6" draw:text-style-name="P3" draw:layer="layout" draw:type="curve" svg:x1="10.75cm" svg:y1="19.5cm" svg:x2="21.25cm" svg:y2="16.25cm" draw:start-shape="id3" draw:start-glue-point="1" draw:end-shape="id7" draw:end-glue-point="2" svg:d="M10750 19500c7000 0 10500-1083 10500-3250" svg:viewBox="0 0 10501 3251">
          <text:p/>
        </draw:connector>
        <draw:connector draw:style-name="gr7" draw:text-style-name="P3" draw:layer="layout" draw:type="curve" svg:x1="21.25cm" svg:y1="19.75cm" svg:x2="21.25cm" svg:y2="16.25cm" draw:start-shape="id8" draw:start-glue-point="0" draw:end-shape="id7" draw:end-glue-point="2" svg:d="M21250 19750v-3500" svg:viewBox="0 0 1 3501">
          <text:p/>
        </draw:connector>
        <draw:connector draw:style-name="gr8" draw:text-style-name="P3" draw:layer="layout" draw:type="curve" svg:x1="32.75cm" svg:y1="19.25cm" svg:x2="21.25cm" svg:y2="16.25cm" draw:start-shape="id9" draw:start-glue-point="3" draw:end-shape="id7" draw:end-glue-point="2" svg:d="M32750 19250c-7667 0-11500-1000-11500-3000" svg:viewBox="0 0 11501 3001">
          <text:p/>
        </draw:connector>
        <draw:connector draw:style-name="gr9" draw:text-style-name="P3" draw:layer="layout" draw:type="curve" svg:x1="21.25cm" svg:y1="14.75cm" svg:x2="21.25cm" svg:y2="9cm" draw:start-shape="id7" draw:start-glue-point="0" draw:end-shape="id6" draw:end-glue-point="2" svg:d="M21250 14750v-5750" svg:viewBox="0 0 1 5751">
          <text:p/>
        </draw:connector>
        <draw:connector draw:style-name="gr10" draw:text-style-name="P3" draw:layer="layout" draw:type="curve" svg:x1="32.75cm" svg:y1="12cm" svg:x2="21.25cm" svg:y2="9cm" draw:start-shape="id10" draw:start-glue-point="3" draw:end-shape="id6" draw:end-glue-point="2" svg:d="M32750 12000c-7667 0-11500-1000-11500-3000" svg:viewBox="0 0 11501 3001">
          <text:p/>
        </draw:connector>
        <draw:connector draw:style-name="gr11" draw:text-style-name="P3" draw:layer="layout" draw:type="curve" svg:x1="35.75cm" svg:y1="11.25cm" svg:x2="35.75cm" svg:y2="9cm" draw:start-shape="id10" draw:start-glue-point="0" draw:end-shape="id11" svg:d="M35750 11250v-2250" svg:viewBox="0 0 1 2251">
          <text:p/>
        </draw:connector>
        <draw:connector draw:style-name="gr12" draw:text-style-name="P3" draw:layer="layout" draw:type="curve" svg:x1="35.75cm" svg:y1="18.5cm" svg:x2="35.75cm" svg:y2="12.75cm" draw:start-shape="id9" draw:start-glue-point="0" draw:end-shape="id10" draw:end-glue-point="2" svg:d="M35750 18500v-5750" svg:viewBox="0 0 1 5751">
          <text:p/>
        </draw:connector>
        <draw:custom-shape draw:style-name="gr1" draw:text-style-name="P2" xml:id="id14" draw:id="id14" draw:layer="layout" svg:width="6cm" svg:height="1.5cm" svg:x="4.75cm" svg:y="2.75cm">
          <text:p text:style-name="P1">UnityExtens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6cm" svg:height="1.5cm" svg:x="18.25cm" svg:y="3.5cm">
          <text:p text:style-name="P1">Unity.Mathematics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curve" svg:x1="21.25cm" svg:y1="7.5cm" svg:x2="21.25cm" svg:y2="5cm" draw:start-shape="id6" draw:start-glue-point="0" draw:end-shape="id12" draw:end-glue-point="2" svg:d="M21250 7500v-2500" svg:viewBox="0 0 1 2501">
          <text:p/>
        </draw:connector>
        <draw:custom-shape draw:style-name="gr1" draw:text-style-name="P2" xml:id="id13" draw:id="id13" draw:layer="layout" svg:width="6cm" svg:height="1.5cm" svg:x="11.5cm" svg:y="5.25cm">
          <text:p text:style-name="P1">EditorUtility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14.5cm" svg:y1="5.25cm" svg:x2="10.75cm" svg:y2="3.5cm" draw:start-shape="id13" draw:start-glue-point="0" draw:end-shape="id14" draw:end-glue-point="1" svg:d="M14500 5250c0-1167-1250-1750-3750-1750" svg:viewBox="0 0 3751 1751">
          <text:p/>
        </draw:connector>
        <draw:connector draw:style-name="gr15" draw:text-style-name="P3" draw:layer="layout" draw:type="curve" svg:x1="10.75cm" svg:y1="19.5cm" svg:x2="21.25cm" svg:y2="9cm" draw:start-shape="id3" draw:start-glue-point="1" draw:end-shape="id6" draw:end-glue-point="2" svg:d="M10750 19500c7000 0 10500-3500 10500-10500" svg:viewBox="0 0 10501 10501">
          <text:p/>
        </draw:connector>
        <draw:connector draw:style-name="gr16" draw:text-style-name="P3" draw:layer="layout" draw:type="curve" svg:x1="32.75cm" svg:y1="19.25cm" svg:x2="21.25cm" svg:y2="9cm" draw:start-shape="id9" draw:start-glue-point="3" draw:end-shape="id6" draw:end-glue-point="2" svg:d="M32750 19250c-7667 0-11500-3416-11500-10250" svg:viewBox="0 0 11501 10251">
          <text:p/>
        </draw:connector>
      </draw:page>
      <draw:page draw:name="UIToVisUpdate" draw:style-name="dp1" draw:master-page-name="Default">
        <draw:custom-shape draw:style-name="gr1" draw:text-style-name="P2" xml:id="id21" draw:id="id21" draw:layer="layout" svg:width="6cm" svg:height="1.5cm" svg:x="12.45cm" svg:y="10.75cm">
          <text:p text:style-name="P1">UI Fiel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5cm" svg:x="1.75cm" svg:y="10.75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6cm" svg:height="1.5cm" svg:x="22cm" svg:y="10.75cm">
          <text:p text:style-name="P1">RotVis_Base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6cm" svg:height="1.5cm" svg:x="1.75cm" svg:y="12.25cm">
          <text:p text:style-name="P1">Values: <text:line-break/>e.g. Axis &amp; Angle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cm" svg:height="1.5cm" svg:x="1.75cm" svg:y="15.85cm">
          <text:p text:style-name="P1">RotParams::<text:line-break/>PropertyChanged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4.75cm" svg:y1="13.75cm" svg:x2="4.75cm" svg:y2="15.85cm" draw:start-shape="id15" draw:start-glue-point="2" draw:end-shape="id16" draw:end-glue-point="0" svg:d="M4750 13750v2100" svg:viewBox="0 0 1 2101">
          <text:p text:style-name="P1">call</text:p>
        </draw:connector>
        <draw:custom-shape draw:style-name="gr1" draw:text-style-name="P2" xml:id="id22" draw:id="id22" draw:layer="layout" svg:width="6cm" svg:height="1.5cm" svg:x="22cm" svg:y="12.25cm">
          <text:p text:style-name="P1">Set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6cm" svg:height="1.5cm" svg:x="12.5cm" svg:y="1cm">
          <text:p text:style-name="P1">ComboRotCot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6cm" svg:height="1.5cm" svg:x="12.5cm" svg:y="5cm">
          <text:p text:style-name="P1">RotCot_Base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svg:x1="15.5cm" svg:y1="2.5cm" svg:x2="15.5cm" svg:y2="5cm" draw:start-shape="id17" draw:start-glue-point="2" draw:end-shape="id18" draw:end-glue-point="0" svg:d="M15500 2500v2500" svg:viewBox="0 0 1 2501">
          <text:p text:style-name="P1">List of &amp; currently active</text:p>
        </draw:connector>
        <draw:custom-shape draw:style-name="gr1" draw:text-style-name="P2" xml:id="id20" draw:id="id20" draw:layer="layout" svg:width="6cm" svg:height="1.5cm" svg:x="29cm" svg:y="10.75cm">
          <text:p text:style-name="P1">RotParams(set)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curve" svg:x1="18.5cm" svg:y1="5.75cm" svg:x2="25cm" svg:y2="10.75cm" draw:start-shape="id18" draw:start-glue-point="1" draw:end-shape="id19" draw:end-glue-point="0" svg:d="M18500 5750c4334 0 6500 1666 6500 5000" svg:viewBox="0 0 6501 5001">
          <text:p text:style-name="P1">contains</text:p>
        </draw:connector>
        <draw:custom-shape draw:style-name="gr1" draw:text-style-name="P2" xml:id="id24" draw:id="id24" draw:layer="layout" svg:width="6cm" svg:height="1.5cm" svg:x="29cm" svg:y="21.75cm">
          <text:p text:style-name="P1">RotateObjByRotParams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curve" svg:x1="18.5cm" svg:y1="5.75cm" svg:x2="32cm" svg:y2="10.75cm" draw:start-shape="id18" draw:start-glue-point="1" draw:end-shape="id20" draw:end-glue-point="0" svg:d="M18500 5750c9000 0 13500 1666 13500 5000" svg:viewBox="0 0 13501 5001">
          <text:p text:style-name="P1"/>
        </draw:connector>
        <draw:custom-shape draw:style-name="gr1" draw:text-style-name="P2" xml:id="id23" draw:id="id23" draw:layer="layout" svg:width="6cm" svg:height="1.5cm" svg:x="22cm" svg:y="21.75cm">
          <text:p text:style-name="P1">VisUpdate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curve" svg:x1="15.5cm" svg:y1="6.5cm" svg:x2="15.45cm" svg:y2="10.75cm" draw:start-shape="id18" draw:start-glue-point="2" draw:end-shape="id21" draw:end-glue-point="0" svg:d="M15500 6500c0 3187-50 1063-50 4250" svg:viewBox="0 0 51 4251">
          <text:p text:style-name="P1">indireclty contains</text:p>
        </draw:connector>
        <draw:connector draw:style-name="gr20" draw:text-style-name="P3" draw:layer="layout" draw:type="curve" svg:x1="15.45cm" svg:y1="12.25cm" svg:x2="7.75cm" svg:y2="13cm" draw:start-shape="id21" draw:start-glue-point="2" draw:end-shape="id15" draw:end-glue-point="1" svg:d="M15450 12250c0 500-2566 750-7700 750" svg:viewBox="0 0 7701 751">
          <text:p text:style-name="P1">gets/sets</text:p>
        </draw:connector>
        <draw:connector draw:style-name="gr21" draw:text-style-name="P3" draw:layer="layout" draw:type="curve" svg:x1="25cm" svg:y1="13.75cm" svg:x2="7.75cm" svg:y2="16.6cm" draw:start-shape="id22" draw:start-glue-point="2" draw:end-shape="id16" draw:end-glue-point="1" svg:d="M25000 13750c0 1900-5750 2850-17250 2850" svg:viewBox="0 0 17251 2851">
          <text:p text:style-name="P1">subscribes to</text:p>
        </draw:connector>
        <draw:connector draw:style-name="gr22" draw:text-style-name="P3" draw:layer="layout" draw:type="curve" svg:x1="32cm" svg:y1="12.25cm" svg:x2="7.75cm" svg:y2="16.6cm" draw:start-shape="id20" draw:start-glue-point="2" draw:end-shape="id16" draw:end-glue-point="1" svg:d="M32000 12250c0 2900-8083 4350-24250 4350" svg:viewBox="0 0 24251 4351">
          <text:p/>
        </draw:connector>
        <draw:connector draw:style-name="gr23" draw:text-style-name="P3" draw:layer="layout" draw:type="curve" svg:x1="4.75cm" svg:y1="17.35cm" svg:x2="25cm" svg:y2="21.75cm" draw:start-shape="id16" draw:start-glue-point="2" draw:end-shape="id23" draw:end-glue-point="0" svg:d="M4750 17350c0 3300 20250 1100 20250 4400" svg:viewBox="0 0 20251 4401">
          <text:p text:style-name="P1">calls</text:p>
        </draw:connector>
        <draw:connector draw:style-name="gr24" draw:text-style-name="P3" draw:layer="layout" draw:type="curve" svg:x1="4.75cm" svg:y1="17.35cm" svg:x2="32cm" svg:y2="21.75cm" draw:start-shape="id16" draw:start-glue-point="2" draw:end-shape="id24" draw:end-glue-point="0" svg:d="M4750 17350c0 3300 27250 1100 27250 4400" svg:viewBox="0 0 27251 4401">
          <text:p/>
        </draw:connector>
      </draw:page>
      <draw:page draw:name="page3" draw:style-name="dp1" draw:master-page-name="Default">
        <draw:custom-shape draw:style-name="gr1" draw:text-style-name="P2" xml:id="id28" draw:id="id28" draw:layer="layout" svg:width="6cm" svg:height="1.5cm" svg:x="35cm" svg:y="6.4cm"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6cm" svg:height="1.5cm" svg:x="28.3cm" svg:y="6.4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6cm" svg:height="1.5cm" svg:x="21.5cm" svg:y="6.4cm">
          <text:p text:style-name="P1">RotVis_Ba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5cm" svg:x="28.3cm" svg:y="7.9cm">
          <text:p text:style-name="P1">Values: <text:line-break/>e.g. Axis &amp; Angle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6cm" svg:height="1.5cm" svg:x="0cm" svg:y="1.4cm">
          <text:p text:style-name="P1">ComboRotCot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6cm" svg:height="1.5cm" svg:x="13.75cm" svg:y="4cm">
          <text:p text:style-name="P1">RotCot_Base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svg:x1="6cm" svg:y1="2.15cm" svg:x2="16.75cm" svg:y2="4cm" draw:start-shape="id25" draw:start-glue-point="1" draw:end-shape="id26" draw:end-glue-point="0" svg:d="M6000 2150c7167 0 10750 616 10750 1850" svg:viewBox="0 0 10751 1851">
          <text:p text:style-name="P1"/>
        </draw:connector>
        <draw:connector draw:style-name="gr19" draw:text-style-name="P3" draw:layer="layout" draw:type="curve" svg:x1="19.75cm" svg:y1="4.75cm" svg:x2="24.5cm" svg:y2="6.4cm" draw:start-shape="id26" draw:start-glue-point="1" draw:end-shape="id27" draw:end-glue-point="0" svg:d="M19750 4750c3167 0 4750 550 4750 1650" svg:viewBox="0 0 4751 1651">
          <text:p text:style-name="P1"/>
        </draw:connector>
        <draw:connector draw:style-name="gr19" draw:text-style-name="P3" draw:layer="layout" draw:type="curve" svg:x1="19.75cm" svg:y1="4.75cm" svg:x2="38cm" svg:y2="6.4cm" draw:start-shape="id26" draw:start-glue-point="1" draw:end-shape="id28" draw:end-glue-point="0" svg:d="M19750 4750c12167 0 18250 550 18250 1650" svg:viewBox="0 0 18251 1651">
          <text:p text:style-name="P1"/>
        </draw:connector>
        <draw:connector draw:style-name="gr19" draw:text-style-name="P3" draw:layer="layout" draw:type="curve" svg:x1="19.75cm" svg:y1="4.75cm" svg:x2="31.3cm" svg:y2="6.4cm" draw:start-shape="id26" draw:start-glue-point="1" draw:end-shape="id29" draw:end-glue-point="0" svg:d="M19750 4750c7700 0 11550 550 11550 1650" svg:viewBox="0 0 11551 1651">
          <text:p text:style-name="P1"/>
        </draw:connector>
        <draw:connector draw:style-name="gr19" draw:text-style-name="P3" draw:layer="layout" draw:type="curve" svg:x1="13.75cm" svg:y1="4.75cm" svg:x2="12cm" svg:y2="4.8cm" draw:start-shape="id26" draw:start-glue-point="3" draw:end-shape="id30" draw:end-glue-point="1" svg:d="M13750 4750c-1312 0-438 50-1750 50" svg:viewBox="0 0 1751 51">
          <text:p text:style-name="P1">ref</text:p>
        </draw:connector>
        <draw:custom-shape draw:style-name="gr1" draw:text-style-name="P2" xml:id="id30" draw:id="id30" draw:layer="layout" svg:width="6cm" svg:height="1.5cm" svg:x="6cm" svg:y="4.05cm">
          <text:p text:style-name="P1">RotObj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svg:x1="6cm" svg:y1="2.15cm" svg:x2="9cm" svg:y2="4.05cm" draw:start-shape="id25" draw:start-glue-point="1" draw:end-shape="id30" draw:end-glue-point="0" svg:d="M6000 2150c2000 0 3000 633 3000 1900" svg:viewBox="0 0 3001 1901">
          <text:p text:style-name="P1"/>
        </draw:connector>
        <draw:custom-shape draw:style-name="gr1" draw:text-style-name="P2" xml:id="id31" draw:id="id31" draw:layer="layout" svg:width="6cm" svg:height="1.5cm" svg:x="41cm" svg:y="9.5cm">
          <text:p text:style-name="P1">UI_Field</text:p>
          <draw:enhanced-geometry svg:viewBox="0 0 21600 21600" draw:type="rectangle" draw:enhanced-path="M 0 0 L 21600 0 21600 21600 0 21600 0 0 Z N"/>
        </draw:custom-shape>
        <draw:connector draw:style-name="gr25" draw:text-style-name="P3" draw:layer="layout" draw:type="curve" svg:x1="41cm" svg:y1="7.15cm" svg:x2="44cm" svg:y2="9.5cm" draw:start-shape="id28" draw:start-glue-point="1" draw:end-shape="id31" draw:end-glue-point="0" svg:d="M41000 7150c2000 0 3000 783 3000 2350" svg:viewBox="0 0 3001 2351">
          <text:p/>
        </draw:connector>
        <draw:custom-shape draw:style-name="gr26" draw:text-style-name="P1" xml:id="id32" draw:id="id32" draw:layer="layout" svg:width="6cm" svg:height="2.5cm" svg:x="28.25cm" svg:y="20.75cm">
          <text:p text:style-name="P1">PropertyChanged (EventCall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" xml:id="id35" draw:id="id35" draw:layer="layout" svg:width="6cm" svg:height="1.75cm" svg:x="35cm" svg:y="23.75cm">
          <text:p text:style-name="P1">Bound via UIToolk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36" draw:id="id36" draw:layer="layout" svg:width="6cm" svg:height="1.75cm" svg:x="21.801cm" svg:y="26.751cm">
          <text:p text:style-name="P1">Vis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33" draw:id="id33" draw:layer="layout" svg:width="6cm" svg:height="1.75cm" svg:x="13.802cm" svg:y="23.752cm">
          <text:p text:style-name="P1">Vis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34" draw:id="id34" draw:layer="layout" svg:width="6cm" svg:height="1.75cm" svg:x="5.803cm" svg:y="23.753cm">
          <text:p text:style-name="P1">Ro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type="curve" svg:x1="28.25cm" svg:y1="22cm" svg:x2="16.802cm" svg:y2="23.752cm" draw:start-shape="id32" draw:start-glue-point="6" draw:end-shape="id33" draw:end-glue-point="4" svg:d="M28250 22000c-7632 0-11448 584-11448 1752" svg:viewBox="0 0 11449 1753">
          <text:p/>
        </draw:connector>
        <draw:connector draw:style-name="gr29" draw:text-style-name="P3" draw:layer="layout" draw:type="curve" svg:x1="28.25cm" svg:y1="22cm" svg:x2="8.803cm" svg:y2="23.753cm" draw:start-shape="id32" draw:start-glue-point="6" draw:end-shape="id34" draw:end-glue-point="4" svg:d="M28250 22000c-12965 0-19447 584-19447 1753" svg:viewBox="0 0 19448 1754">
          <text:p/>
        </draw:connector>
        <draw:connector draw:style-name="gr30" draw:text-style-name="P3" draw:layer="layout" draw:type="curve" svg:x1="34.25cm" svg:y1="22cm" svg:x2="38cm" svg:y2="23.75cm" draw:start-shape="id32" draw:start-glue-point="10" draw:end-shape="id35" draw:end-glue-point="4" svg:d="M34250 22000c2500 0 3750 583 3750 1750" svg:viewBox="0 0 3751 1751">
          <text:p/>
        </draw:connector>
        <draw:connector draw:style-name="gr31" draw:text-style-name="P3" draw:layer="layout" draw:type="curve" svg:x1="19.802cm" svg:y1="24.627cm" svg:x2="24.801cm" svg:y2="26.751cm" draw:start-shape="id33" draw:start-glue-point="10" draw:end-shape="id36" draw:end-glue-point="4" svg:d="M19802 24627c3333 0 4999 708 4999 2124" svg:viewBox="0 0 5000 2125">
          <text:p/>
        </draw:connector>
        <draw:custom-shape draw:style-name="gr27" draw:text-style-name="P1" xml:id="id37" draw:id="id37" draw:layer="layout" svg:width="6cm" svg:height="1.75cm" svg:x="-0.15cm" svg:y="12.1cm">
          <text:p text:style-name="P1">(Un)bind 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38" draw:id="id38" draw:layer="layout" svg:width="6cm" svg:height="1.75cm" svg:x="-0.196cm" svg:y="9.754cm">
          <text:p text:style-name="P1">SwitchActiveRotC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curve" svg:x1="5.85cm" svg:y1="12.975cm" svg:x2="31.25cm" svg:y2="20.75cm" draw:start-shape="id37" draw:start-glue-point="10" draw:end-shape="id32" draw:end-glue-point="4" svg:d="M5850 12975c16934 0 25400 2591 25400 7775" svg:viewBox="0 0 25401 7776">
          <text:p text:style-name="P1"/>
        </draw:connector>
        <draw:connector draw:style-name="gr33" draw:text-style-name="P3" draw:layer="layout" draw:type="curve" svg:x1="2.804cm" svg:y1="11.504cm" svg:x2="2.85cm" svg:y2="12.1cm" draw:start-shape="id38" draw:start-glue-point="8" draw:end-shape="id37" draw:end-glue-point="4" svg:d="M2804 11504c0 448 46 151 46 596" svg:viewBox="0 0 47 597">
          <text:p/>
        </draw:connector>
        <draw:custom-shape draw:style-name="gr27" draw:text-style-name="P1" xml:id="id40" draw:id="id40" draw:layer="layout" svg:width="6cm" svg:height="1.75cm" svg:x="13.805cm" svg:y="9.755cm">
          <text:p text:style-name="P1">SetRotPara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39" draw:id="id39" draw:layer="layout" svg:width="6cm" svg:height="1.75cm" svg:x="13.851cm" svg:y="12.101cm">
          <text:p text:style-name="P1">(Un)bind 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curve" svg:x1="19.851cm" svg:y1="12.976cm" svg:x2="31.25cm" svg:y2="20.75cm" draw:start-shape="id39" draw:start-glue-point="10" draw:end-shape="id32" draw:end-glue-point="4" svg:d="M19851 12976c7600 0 11399 2591 11399 7774" svg:viewBox="0 0 11400 7775">
          <text:p/>
        </draw:connector>
        <draw:connector draw:style-name="gr34" draw:text-style-name="P3" draw:layer="layout" draw:type="curve" svg:x1="16.805cm" svg:y1="11.505cm" svg:x2="16.851cm" svg:y2="12.101cm" draw:start-shape="id40" draw:start-glue-point="8" draw:end-shape="id39" draw:end-glue-point="4" svg:d="M16805 11505c0 448 46 151 46 596" svg:viewBox="0 0 47 5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8" draw:display-name="Arrowheads 38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3T19:50:49.332000000</meta:creation-date>
    <meta:generator>LibreOffice/7.5.5.2$Windows_X86_64 LibreOffice_project/ca8fe7424262805f223b9a2334bc7181abbcbf5e</meta:generator>
    <dc:date>2025-07-26T00:29:45.026000000</dc:date>
    <meta:editing-duration>PT6H40M</meta:editing-duration>
    <meta:editing-cycles>26</meta:editing-cycles>
    <meta:document-statistic meta:object-count="82"/>
  </office:meta>
</office:document-meta>
</file>